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f26" officeooo:paragraph-rsid="001cdf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Access Token = ghp_AOiDhWJEUfTQ6v7svOPoxSeOdRlsE61atA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2:21:12.214676114</meta:creation-date>
    <dc:date>2022-05-26T22:21:54.389652357</dc:date>
    <meta:editing-duration>PT42S</meta:editing-duration>
    <meta:editing-cycles>1</meta:editing-cycles>
    <meta:document-statistic meta:table-count="0" meta:image-count="0" meta:object-count="0" meta:page-count="1" meta:paragraph-count="1" meta:word-count="5" meta:character-count="64" meta:non-whitespace-character-count="60"/>
    <meta:generator>LibreOffice/6.4.7.2$Linux_X86_64 LibreOffice_project/40$Build-2</meta:generator>
  </office:meta>
</office:document-meta>
</file>